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s&amp;Roles</text:p>
      <text:p text:style-name="Standard"></text:p>
      <text:p text:style-name="P2">Access to the system is based on user accounts. When accessing the system, user name and password are verified. The system defines several roles that can be assigned to user account. Each role grants different access rights to local system controls. </text:p>
      <text:p text:style-name="P2"></text:p>
      <text:p text:style-name="P2">The following roles are available:</text:p>
      <text:p text:style-name="P2"></text:p>
      <text:p text:style-name="P2">ADMIN - Administrative user with full access to system controls. </text:p>
      <text:p text:style-name="P2"/>
      <text:p text:style-name="P2">OPERATOR - Is allowed to browse data, display data previews, browse system log, make connections to peer nodes, subscribe data sources, update or modify existing exchange status by starting a canceling subscriptions, browse data delivery registry.</text:p>
      <text:p text:style-name="P2"/>
      <text:p text:style-name="P2">USER - Grants access to basic system features only. This includes data browsing and data preview, system log browsing.</text:p>
      <text:p text:style-name="P2"/>
      <text:p text:style-name="P2">PEER - this role is reserved for data exchange only. PEER account can't be created locally, it is established automatically upon the first successful connection from the peer node.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zewczenko </meta:initial-creator>
    <meta:creation-date>2012-01-20T14:04:28</meta:creation-date>
    <dc:date>2012-01-20T14:05:48</dc:date>
    <dc:creator>szewczenko </dc:creator>
    <meta:editing-duration>PT00H01M20S</meta:editing-duration>
    <meta:editing-cycles>3</meta:editing-cycles>
    <meta:generator>OpenOffice.org/3.2$Linux OpenOffice.org_project/320m12$Build-9483</meta:generator>
    <meta:document-statistic meta:table-count="0" meta:image-count="0" meta:object-count="0" meta:page-count="1" meta:paragraph-count="10" meta:word-count="141" meta:character-count="919"/>
  </office:meta>
</office:document-meta>
</file>